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424cm"/>
    </style:style>
    <style:style style:name="Tabelle1.B" style:family="table-column">
      <style:table-column-properties style:column-width="5.278cm"/>
    </style:style>
    <style:style style:name="Tabelle1.C" style:family="table-column">
      <style:table-column-properties style:column-width="3.865cm"/>
    </style:style>
    <style:style style:name="Tabelle1.D" style:family="table-column">
      <style:table-column-properties style:column-width="4.434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>
      <style:paragraph-properties>
        <style:tab-stops>
          <style:tab-stop style:position="3.999cm"/>
        </style:tab-stops>
      </style:paragraph-properties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Preformatted_20_Text">
      <style:paragraph-properties style:writing-mode="lr-tb"/>
    </style:style>
    <style:style style:name="P37" style:family="paragraph" style:parent-style-name="Preformatted_20_Text">
      <style:paragraph-properties fo:margin-top="0cm" fo:margin-bottom="0.499cm" style:writing-mode="lr-tb"/>
    </style:style>
    <style:style style:name="P38" style:family="paragraph" style:parent-style-name="Heading_20_1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i18n Service (V1.0)</text:p>
      <text:p text:style-name="P34"><text:span text:style-name="Strong_20_Emphasis">Service-Name:</text:span> <text:tab/>i18n-service<text:line-break/><text:span text:style-name="Strong_20_Emphasis">Version:</text:span> <text:tab/>1.0<text:line-break/><text:span text:style-name="Strong_20_Emphasis">Stand:</text:span> <text:tab/>16.02.2026<text:line-break/><text:span text:style-name="Strong_20_Emphasis">Geltungsbereich:<text:tab/></text:span>Microservice zur Verwaltung von Sprachen und Übersetzungs-<text:tab/>Bundles pro Projekt (Mandantenkontext via <text:span text:style-name="Source_20_Text">projectKey</text:span>). Enthält <text:tab/>Admin-Endpunkte zum Anlegen von Projekten/Sprachen, <text:tab/>Upload/Versionierung von Bundles sowie einen Runtime-Endpunkt <text:tab/>zur Abfrage von Übersetzungen (inkl. Default- und Fallback-Logik).</text:p>
      <text:p text:style-name="P34"/>
      <text:h text:style-name="Heading_20_1" text:outline-level="1">1. Einleitung</text:h>
      <text:h text:style-name="Heading_20_2" text:outline-level="2">1.1 Ziel</text:h>
      <text:p text:style-name="Text_20_body">Ziel ist die zentrale Bereitstellung von Übersetzungen für Frontends/Clients auf Basis von <text:span text:style-name="Source_20_Text">projectKey</text:span> und <text:span text:style-name="Source_20_Text">languageCode</text:span>. Der Service stellt eine konsistente REST-API (unter <text:span text:style-name="Source_20_Text">/api/v1/*</text:span>) bereit, um Projekte und Sprachen zu verwalten, Sprachdateien (Bundles) hochzuladen und Übersetzungen zur Laufzeit effizient abzurufen.</text:p>
      <text:p text:style-name="Text_20_body">Der Service stellt insbesondere sicher:</text:p>
      <text:list xml:id="list6461302624041909096" text:style-name="L1">
        <text:list-item>
          <text:p text:style-name="P1">Projekt-Scope als Mandanten-/Kontextgrenze via <text:span text:style-name="Source_20_Text">projectKey</text:span></text:p>
        </text:list-item>
        <text:list-item>
          <text:p text:style-name="P1">Sprachverwaltung (Anlegen, Lesen, Ändern, Soft-Delete, Restore, Purge)</text:p>
        </text:list-item>
        <text:list-item>
          <text:p text:style-name="P1">Bundle-Management: Upload von JSON-Bundles, Download mit ETag, Versionierung, Rollback und Diff</text:p>
        </text:list-item>
        <text:list-item>
          <text:p text:style-name="P1">Runtime-Translations: Abfrage kompletter Bundles oder Teilmengen (<text:span text:style-name="Source_20_Text">keys</text:span>/<text:span text:style-name="Source_20_Text">prefix</text:span>) mit Default-/Fallback-Logik</text:p>
        </text:list-item>
        <text:list-item>
          <text:p text:style-name="P1">Audit-Log für relevante Änderungen (z. B. <text:span text:style-name="Source_20_Text">LANGUAGE_UPDATE</text:span>, <text:span text:style-name="Source_20_Text">BUNDLE_UPLOAD</text:span>)</text:p>
        </text:list-item>
        <text:list-item>
          <text:p text:style-name="P1">Optionale Minimal-Absicherung von Admin-Endpunkten via <text:span text:style-name="Source_20_Text">X-Admin-Api-Key</text:span> (ohne Spring Security im MVP)</text:p>
        </text:list-item>
      </text:list>
      <text:h text:style-name="Heading_20_2" text:outline-level="2">1.2 Abgrenzung / Nicht-Ziele (MVP)</text:h>
      <text:p text:style-name="Text_20_body">Nicht Bestandteil des MVP:</text:p>
      <text:list xml:id="list4877174730557482336" text:style-name="L2">
        <text:list-item>
          <text:p text:style-name="P2">Vollwertige Authentifizierung/Autorisierung (JWT/OAuth/IAM) – aktuell nur optionaler API-Key-Filter</text:p>
        </text:list-item>
        <text:list-item>
          <text:p text:style-name="P2">Unterstützung weiterer Bundle-Formate (z. B. YAML/Properties) – P0: nur JSON</text:p>
        </text:list-item>
        <text:list-item>
          <text:p text:style-name="P2">Verschachtelte JSON-Strukturen (P0: flache Map <text:span text:style-name="Source_20_Text">key -&gt; string</text:span>)</text:p>
        </text:list-item>
        <text:list-item>
          <text:p text:style-name="P2">Automatisches Synchronisieren/Build-Pipelines für Bundles (CI/CD) – wird extern erwartet</text:p>
        </text:list-item>
        <text:list-item>
          <text:p text:style-name="P2">Mehrstufige FallBack-Ketten (P0: optional genau ein Fallback-Language-Code)</text:p>
        </text:list-item>
      </text:list>
      <text:h text:style-name="Heading_20_2" text:outline-level="2"><text:soft-page-break/>1.3 Begriffe</text:h>
      <text:list xml:id="list4161650259649215440" text:style-name="L3">
        <text:list-item>
          <text:p text:style-name="P3"><text:span text:style-name="Strong_20_Emphasis">projectKey:</text:span> Technischer Schlüssel (Regex <text:span text:style-name="Source_20_Text">^[a-z][a-z0-9-]{2,31}$</text:span>) zur Identifikation eines Projekts.</text:p>
        </text:list-item>
        <text:list-item>
          <text:p text:style-name="P3"><text:span text:style-name="Strong_20_Emphasis">ProjectScope:</text:span> Projekt-Konfiguration inkl. Default- und Fallback-Sprache.</text:p>
        </text:list-item>
        <text:list-item>
          <text:p text:style-name="P3"><text:span text:style-name="Strong_20_Emphasis">languageCode:</text:span> Sprachcode nach (vereinfachter) BCP-47-Logik, z. B. <text:span text:style-name="Source_20_Text">de</text:span>, <text:span text:style-name="Source_20_Text">de-DE</text:span>, <text:span text:style-name="Source_20_Text">zh-Hant-TW</text:span>.</text:p>
        </text:list-item>
        <text:list-item>
          <text:p text:style-name="P3"><text:span text:style-name="Strong_20_Emphasis">Bundle:</text:span> Sprachdatei eines Projekts für eine Sprache. P0: JSON Map <text:span text:style-name="Source_20_Text">key -&gt; string</text:span>.</text:p>
        </text:list-item>
        <text:list-item>
          <text:p text:style-name="P3"><text:span text:style-name="Strong_20_Emphasis">Bundle-Version:</text:span> Historie der hochgeladenen Bundles je Sprache (1..n).</text:p>
        </text:list-item>
        <text:list-item>
          <text:p text:style-name="P3"><text:span text:style-name="Strong_20_Emphasis">Default Language:</text:span> Sprache, die genutzt wird, wenn die angefragte Sprache nicht verfügbar/aktiv ist.</text:p>
        </text:list-item>
        <text:list-item>
          <text:p text:style-name="P3"><text:span text:style-name="Strong_20_Emphasis">Fallback Language:</text:span> Optionale Zweitsprache, aus der fehlende Keys ergänzt werden können.</text:p>
        </text:list-item>
        <text:list-item>
          <text:p text:style-name="P3"><text:span text:style-name="Strong_20_Emphasis">Soft-Delete:</text:span> Logisches Löschen einer Sprache (Papierkorb). Restore möglich.</text:p>
        </text:list-item>
        <text:list-item>
          <text:p text:style-name="P3"><text:span text:style-name="Strong_20_Emphasis">Purge:</text:span> Endgültiges Löschen (Hard delete) einer Sprache inkl. Bundle-Referenzen/Dateien.</text:p>
        </text:list-item>
      </text:list>
      <text:p text:style-name="Text_20_body"/>
      <text:h text:style-name="Heading_20_1" text:outline-level="1">2. Rahmenbedingungen / Technologie</text:h>
      <text:h text:style-name="Heading_20_2" text:outline-level="2">2.1 Technologie-Stack (MUSS)</text:h>
      <text:list xml:id="list5220476515661365039" text:style-name="L4">
        <text:list-item>
          <text:p text:style-name="P4">Backend: Java 21 + Spring Boot</text:p>
        </text:list-item>
        <text:list-item>
          <text:p text:style-name="P4">Build: Maven</text:p>
        </text:list-item>
        <text:list-item>
          <text:p text:style-name="P4">Datenbank: MariaDB (Schema via Flyway)</text:p>
        </text:list-item>
        <text:list-item>
          <text:p text:style-name="P4">API: REST/JSON unter <text:span text:style-name="Source_20_Text">/api/v1/*</text:span></text:p>
        </text:list-item>
        <text:list-item>
          <text:p text:style-name="P4">OpenAPI/Swagger: springdoc (<text:span text:style-name="Source_20_Text">/swagger-ui.html</text:span>, <text:span text:style-name="Source_20_Text">/v3/api-docs</text:span>)</text:p>
        </text:list-item>
        <text:list-item>
          <text:p text:style-name="P4">Zeit-Standard: UTC (DB + API-Zeitstempel als ISO-8601)</text:p>
        </text:list-item>
        <text:list-item>
          <text:p text:style-name="P4">Bundle Storage: Dateisystem (konfigurierbar via <text:span text:style-name="Source_20_Text">app.bundle-storage.base-path</text:span> bzw. <text:span text:style-name="Source_20_Text">APP_BUNDLE_STORAGE_BASE_PATH</text:span>)</text:p>
        </text:list-item>
        <text:list-item>
          <text:p text:style-name="P4">Cache: Caffeine (konfigurierbar: max size + TTL)</text:p>
        </text:list-item>
      </text:list>
      <text:h text:style-name="Heading_20_2" text:outline-level="2">2.2 Deployment / Betrieb (SOLL)</text:h>
      <text:list xml:id="list4774334077944325201" text:style-name="L5">
        <text:list-item>
          <text:p text:style-name="P5">Docker Image (Multi-Stage Build) + Docker Compose (MariaDB + Service)</text:p>
        </text:list-item>
        <text:list-item>
          <text:p text:style-name="P5">Actuator Health Endpoint: <text:span text:style-name="Source_20_Text">/actuator/health</text:span></text:p>
        </text:list-item>
        <text:list-item>
          <text:p text:style-name="P5">Konfiguration über Umgebungsvariablen (Port, DB, Storage-Pfad, API-Key)</text:p>
        </text:list-item>
      </text:list>
      <text:p text:style-name="Text_20_body"/>
      <text:h text:style-name="Heading_20_1" text:outline-level="1"><text:soft-page-break/>3. Fachliche Anforderungen</text:h>
      <text:h text:style-name="Heading_20_2" text:outline-level="2">3.1 Projektverwaltung (MUSS)</text:h>
      <text:list xml:id="list8929181474887430897" text:style-name="L6">
        <text:list-item>
          <text:p text:style-name="P6">Projekt wird durch <text:span text:style-name="Source_20_Text">projectKey</text:span> eindeutig identifiziert.</text:p>
        </text:list-item>
        <text:list-item>
          <text:p text:style-name="P6">Projekt kann angelegt werden (<text:span text:style-name="Source_20_Text">POST /api/v1/projects</text:span>).</text:p>
        </text:list-item>
        <text:list-item>
          <text:p text:style-name="P6">Projekte können gelistet und einzeln geladen werden (<text:span text:style-name="Source_20_Text">GET /api/v1/projects</text:span>, <text:span text:style-name="Source_20_Text">GET /api/v1/projects/{projectKey}</text:span>).</text:p>
        </text:list-item>
        <text:list-item>
          <text:p text:style-name="P6">Projekt-Konfiguration enthält <text:span text:style-name="Source_20_Text">defaultLanguageCode</text:span> und optional <text:span text:style-name="Source_20_Text">fallbackLanguageCode</text:span> (änderbar über Language-Settings-Endpunkt).</text:p>
        </text:list-item>
      </text:list>
      <text:h text:style-name="Heading_20_2" text:outline-level="2">3.2 Sprache (Language) (MUSS)</text:h>
      <text:list xml:id="list2520304147979956688" text:style-name="L7">
        <text:list-item>
          <text:p text:style-name="P7">Sprache ist eindeutig pro Projekt und <text:span text:style-name="Source_20_Text">languageCode</text:span> (BCP-47-ähnliche Normalisierung).</text:p>
        </text:list-item>
        <text:list-item>
          <text:p text:style-name="P7">CRUD: Create, Get, Update, List (active/all/deleted).</text:p>
        </text:list-item>
        <text:list-item>
          <text:p text:style-name="P7">Soft-Delete (<text:span text:style-name="Source_20_Text">DELETE /languages/{code}</text:span>) verschiebt in Papierkorb (<text:span text:style-name="Source_20_Text">is_deleted=true</text:span>).</text:p>
        </text:list-item>
        <text:list-item>
          <text:p text:style-name="P7">Restore (<text:span text:style-name="Source_20_Text">POST /languages/{code}/restore</text:span>) stellt eine gelöschte Sprache wieder her.</text:p>
        </text:list-item>
        <text:list-item>
          <text:p text:style-name="P7">Purge (<text:span text:style-name="Source_20_Text">DELETE /languages/{code}/purge?force=...</text:span>) löscht endgültig; ohne <text:span text:style-name="Source_20_Text">force</text:span> nur wenn bereits deleted.</text:p>
        </text:list-item>
        <text:list-item>
          <text:p text:style-name="P7">Default- oder Fallback-Sprache darf nicht deaktiviert, gelöscht oder gepurged werden.</text:p>
        </text:list-item>
      </text:list>
      <text:h text:style-name="Heading_20_2" text:outline-level="2">3.3 Spracheinstellungen (Default/Fallback) (MUSS)</text:h>
      <text:list xml:id="list6905964432324735678" text:style-name="L8">
        <text:list-item>
          <text:p text:style-name="P8">Settings sind pro Projekt gespeichert (<text:span text:style-name="Source_20_Text">defaultLanguageCode</text:span>, <text:span text:style-name="Source_20_Text">fallbackLanguageCode</text:span>).</text:p>
        </text:list-item>
        <text:list-item>
          <text:p text:style-name="P8">Update ist versioniert (Optimistic Lock): Request enthält <text:span text:style-name="Source_20_Text">expectedVersion</text:span>.</text:p>
        </text:list-item>
        <text:list-item>
          <text:p text:style-name="P8">Default muss existieren und aktiv sein; Fallback (falls gesetzt) muss existieren und aktiv sein.</text:p>
        </text:list-item>
        <text:list-item>
          <text:p text:style-name="P8">GET/PUT Endpunkt: <text:span text:style-name="Source_20_Text">/api/v1/{projectKey}/language-settings</text:span>.</text:p>
        </text:list-item>
      </text:list>
      <text:h text:style-name="Heading_20_2" text:outline-level="2"/>
      <text:h text:style-name="P35" text:outline-level="2">3.4 Bundle Upload/Download (MUSS)</text:h>
      <text:list xml:id="list9190710495915042812" text:style-name="L9">
        <text:list-item>
          <text:p text:style-name="P9">Bundle Upload als Multipart (<text:span text:style-name="Source_20_Text">POST /languages/{languageCode}/bundle</text:span>, Feld <text:span text:style-name="Source_20_Text">file</text:span>).</text:p>
        </text:list-item>
        <text:list-item>
          <text:p text:style-name="P9">P0: nur <text:span text:style-name="Source_20_Text">.json</text:span> Dateien, Inhalt muss eine flache JSON Map <text:span text:style-name="Source_20_Text">key -&gt; string</text:span> sein.</text:p>
        </text:list-item>
        <text:list-item>
          <text:p text:style-name="P9">Key-Validierung: <text:span text:style-name="Source_20_Text">^[A-Za-z0-9][A-Za-z0-9._-]{0,79}$</text:span>.</text:p>
        </text:list-item>
        <text:list-item>
          <text:p text:style-name="P9">Beim Upload wird eine neue Bundle-Version erstellt; das „Current Bundle“ zeigt immer auf die aktive Version.</text:p>
        </text:list-item>
        <text:list-item>
          <text:p text:style-name="P9">Download des aktuellen Bundles (<text:span text:style-name="Source_20_Text">GET .../bundle</text:span>) sowie einer konkreten Version (<text:span text:style-name="Source_20_Text">GET .../bundle/version/{n}</text:span>).</text:p>
        </text:list-item>
        <text:list-item>
          <text:p text:style-name="P9">Downloads liefern ETag (SHA-256) und unterstützen <text:span text:style-name="Source_20_Text">If-None-Match</text:span> (304 Not Modified).</text:p>
        </text:list-item>
      </text:list>
      <text:h text:style-name="Heading_20_2" text:outline-level="2">3.5 Bundle Versionierung, Rollback und Diff (SOLL)</text:h>
      <text:list xml:id="list5701179405565569774" text:style-name="L10">
        <text:list-item>
          <text:p text:style-name="P10">Versionsliste (<text:span text:style-name="Source_20_Text">GET .../bundle/versions</text:span>) liefert Versionen (neueste zuerst) inkl. Marker, welche Version aktuell ist.</text:p>
        </text:list-item>
        <text:list-item>
          <text:p text:style-name="P10">Meta des aktuellen Bundles (<text:span text:style-name="Source_20_Text">GET .../bundle/meta</text:span>) und Meta einer Version (<text:span text:style-name="Source_20_Text">GET .../bundle/version/{n}/meta</text:span>).</text:p>
        </text:list-item>
        <text:list-item>
          <text:p text:style-name="P10">Rollback (<text:span text:style-name="Source_20_Text">POST .../bundle/rollback/{n}</text:span>) setzt das aktuelle Bundle auf eine frühere Version.</text:p>
        </text:list-item>
        <text:list-item>
          <text:p text:style-name="P10">Diff (<text:span text:style-name="Source_20_Text">GET .../bundle/diff?from={a}&amp;to={b}</text:span>) liefert <text:span text:style-name="Source_20_Text">added</text:span>/<text:span text:style-name="Source_20_Text">removed</text:span>/<text:span text:style-name="Source_20_Text">changed</text:span> Keys.</text:p>
        </text:list-item>
      </text:list>
      <text:h text:style-name="Heading_20_2" text:outline-level="2">3.6 Runtime: Übersetzungen abfragen (MUSS)</text:h>
      <text:list xml:id="list8792328419321229683" text:style-name="L11">
        <text:list-item>
          <text:p text:style-name="P11">Endpoint: <text:span text:style-name="Source_20_Text">GET /api/v1/{projectKey}/translations/{languageCode}</text:span>.</text:p>
        </text:list-item>
        <text:list-item>
          <text:p text:style-name="P11">Ohne Parameter: komplettes Bundle (sortiert nach Key).</text:p>
        </text:list-item>
        <text:list-item>
          <text:p text:style-name="P11">Mit <text:span text:style-name="Source_20_Text">keys=A,B,C</text:span>: nur diese Keys (max. 500). Fehlende Keys werden als Key selbst zurückgegeben.</text:p>
        </text:list-item>
        <text:list-item>
          <text:p text:style-name="P11">Mit <text:span text:style-name="Source_20_Text">prefix=HOME.</text:span>: liefert alle Keys, die mit Prefix beginnen (primary + optional fallback).</text:p>
        </text:list-item>
        <text:list-item>
          <text:p text:style-name="P11">Falls angefragte Sprache nicht existiert/aktiv ist: es wird die Default-Sprache genutzt (Warnung im Response).</text:p>
        </text:list-item>
        <text:list-item>
          <text:p text:style-name="P11">Optionaler Fallback: fehlende Keys werden aus Fallback-Bundle ergänzt; wenn nicht verfügbar -&gt; Warnung.</text:p>
        </text:list-item>
      </text:list>
      <text:h text:style-name="Heading_20_2" text:outline-level="2"/>
      <text:h text:style-name="P35" text:outline-level="2">3.7 Audit-Log (SOLL)</text:h>
      <text:list xml:id="list5563104632418906532" text:style-name="L12">
        <text:list-item>
          <text:p text:style-name="P12">Änderungen (Projekt, Settings, Sprachen, Bundles) schreiben Audit-Einträge.</text:p>
        </text:list-item>
        <text:list-item>
          <text:p text:style-name="P12">Audit enthält <text:span text:style-name="Source_20_Text">Zeitstempel</text:span>, <text:span text:style-name="Source_20_Text">actor</text:span>, <text:span text:style-name="Source_20_Text">action</text:span>, <text:span text:style-name="Source_20_Text">entityType</text:span>, <text:span text:style-name="Source_20_Text">entityKey</text:span>, <text:span text:style-name="Source_20_Text">detailsJson</text:span>, <text:span text:style-name="Source_20_Text">requestId</text:span>.</text:p>
        </text:list-item>
        <text:list-item>
          <text:p text:style-name="P12">Liste abrufbar über <text:span text:style-name="Source_20_Text">GET /api/v1/{projectKey}/audit-logs?limit=...</text:span> (1..500), optional filterbar nach <text:span text:style-name="Source_20_Text">entityType</text:span> + <text:span text:style-name="Source_20_Text">entityKey</text:span>.</text:p>
        </text:list-item>
      </text:list>
      <text:h text:style-name="Heading_20_2" text:outline-level="2">3.8 Request-Kontext (SOLL)</text:h>
      <text:list xml:id="list8745667707685530590" text:style-name="L13">
        <text:list-item>
          <text:p text:style-name="P13">Pro Request wird eine <text:span text:style-name="Source_20_Text">requestId</text:span> genutzt (Header <text:span text:style-name="Source_20_Text">X-Request-Id</text:span> oder generiert) und als Response Header zurückgegeben.</text:p>
        </text:list-item>
        <text:list-item>
          <text:p text:style-name="P13">Optionaler <text:span text:style-name="Source_20_Text">actor</text:span> über Header <text:span text:style-name="Source_20_Text">X-Actor</text:span> (sonst <text:span text:style-name="Source_20_Text">system</text:span>).</text:p>
        </text:list-item>
        <text:list-item>
          <text:p text:style-name="P13">Diese Werte werden in Fehlerantworten und Audit verwendet.</text:p>
        </text:list-item>
      </text:list>
      <text:h text:style-name="Heading_20_2" text:outline-level="2">3.9 Minimaler Admin-Schutz (KANN)</text:h>
      <text:list xml:id="list8374455319459543567" text:style-name="L14">
        <text:list-item>
          <text:p text:style-name="P14">Wenn <text:span text:style-name="Source_20_Text">app.admin.api-key</text:span> gesetzt ist, müssen Admin-Endpunkte den Header <text:span text:style-name="Source_20_Text">X-Admin-Api-Key</text:span> enthalten.</text:p>
        </text:list-item>
        <text:list-item>
          <text:p text:style-name="P14">Offen (ohne API-Key): Runtime-Translations sowie Bundle-Downloads (GET) und Swagger/Actuator.</text:p>
        </text:list-item>
        <text:list-item>
          <text:p text:style-name="P14">Geschützt: Projektverwaltung, Language-Settings, Language CRUD, Audit-Log, Bundle Upload/Rollback/Delete etc.</text:p>
        </text:list-item>
      </text:list>
      <text:p text:style-name="Text_20_body"/>
      <text:h text:style-name="Heading_20_1" text:outline-level="1">4. Nicht-funktionale Anforderungen</text:h>
      <text:h text:style-name="Heading_20_2" text:outline-level="2">4.1 Performance / Skalierung (SOLL)</text:h>
      <text:list xml:id="list3333749004756050941" text:style-name="L15">
        <text:list-item>
          <text:p text:style-name="P15">Runtime-Reads sollen DB-Last reduzieren durch Bundle-Cache (Caffeine).</text:p>
        </text:list-item>
        <text:list-item>
          <text:p text:style-name="P15">Cache ist an Bundle-SHA gebunden: bei neuem Upload wird automatisch neu geladen (Invalidation).</text:p>
        </text:list-item>
        <text:list-item>
          <text:p text:style-name="P15">Konfiguration über <text:span text:style-name="Source_20_Text">app.bundle-cache.maximum-size</text:span> und <text:span text:style-name="Source_20_Text">app.bundle-cache.ttl-seconds</text:span>.</text:p>
        </text:list-item>
      </text:list>
      <text:h text:style-name="Heading_20_2" text:outline-level="2">4.2 Robustheit (MUSS)</text:h>
      <text:list xml:id="list5136045264035312093" text:style-name="L16">
        <text:list-item>
          <text:p text:style-name="P16">Fehlerantworten sind konsistent (ProblemDetail, <text:span text:style-name="Source_20_Text">application/problem+json</text:span>).</text:p>
        </text:list-item>
        <text:list-item>
          <text:p text:style-name="P16">Optimistic Locking für Updates (Language und Project Settings) via <text:span text:style-name="Source_20_Text">row_version</text:span> + <text:span text:style-name="Source_20_Text">expectedVersion</text:span>.</text:p>
        </text:list-item>
        <text:list-item>
          <text:p text:style-name="P16">Bundledateien werden bei Fehlern best-effort aufgeräumt (Upload-Rollback / Delete).</text:p>
        </text:list-item>
      </text:list>
      <text:h text:style-name="Heading_20_3" text:outline-level="3"><text:soft-page-break/>4.3 Sicherheit (SOLL)</text:h>
      <text:list xml:id="list3522359507016414485" text:style-name="L17">
        <text:list-item>
          <text:p text:style-name="P17">Ohne zentrales IAM im MVP nur minimaler API-Key-Filter möglich.</text:p>
        </text:list-item>
        <text:list-item>
          <text:p text:style-name="P17">Keine Binärdaten in der DB: Bundles liegen im Filesystem, DB hält nur Referenzen/Hashes.</text:p>
        </text:list-item>
        <text:list-item>
          <text:p text:style-name="P17">Uploads sind größenbegrenzt (<text:span text:style-name="Source_20_Text">spring.servlet.multipart.max-file-size</text:span> / <text:span text:style-name="Source_20_Text">max-request-size</text:span>).</text:p>
        </text:list-item>
      </text:list>
      <text:p text:style-name="Text_20_body"/>
      <text:h text:style-name="Heading_20_1" text:outline-level="1">5. Datenmodell (logisch)</text:h>
      <text:h text:style-name="Heading_20_2" text:outline-level="2">5.1 Tabellen (MUSS)</text:h>
      <text:list xml:id="list797239942932864573" text:style-name="L18">
        <text:list-item>
          <text:p text:style-name="P18"><text:span text:style-name="Source_20_Text">i18n_project_scope</text:span> (Projekt + Settings, <text:span text:style-name="Source_20_Text">project_key</text:span> UNIQUE)</text:p>
        </text:list-item>
        <text:list-item>
          <text:p text:style-name="P18"><text:span text:style-name="Source_20_Text">i18n_language</text:span> (Sprachen je Projekt, UNIQUE(<text:span text:style-name="Source_20_Text">project_key</text:span>, <text:span text:style-name="Source_20_Text">language_code</text:span>, <text:span text:style-name="Source_20_Text">is_deleted</text:span>))</text:p>
        </text:list-item>
        <text:list-item>
          <text:p text:style-name="P18"><text:span text:style-name="Source_20_Text">i18n_language_bundle</text:span> (aktuelles Bundle je Sprache, UNIQUE(<text:span text:style-name="Source_20_Text">language_id</text:span>))</text:p>
        </text:list-item>
        <text:list-item>
          <text:p text:style-name="P18"><text:span text:style-name="Source_20_Text">i18n_language_bundle_version</text:span> (Versionshistorie je Sprache, UNIQUE(<text:span text:style-name="Source_20_Text">language_id</text:span>, <text:span text:style-name="Source_20_Text">bundle_version</text:span>))</text:p>
        </text:list-item>
        <text:list-item>
          <text:p text:style-name="P18"><text:span text:style-name="Source_20_Text">i18n_audit_log</text:span> (Audit-Einträge, Indizes auf project+time und entity)</text:p>
        </text:list-item>
      </text:list>
      <text:h text:style-name="Heading_20_2" text:outline-level="2">5.2 Wichtige Constraints (MUSS)</text:h>
      <text:list xml:id="list8163756014399462169" text:style-name="L19">
        <text:list-item>
          <text:p text:style-name="P19">Projekt darf nur einmal existieren (<text:span text:style-name="Source_20_Text">uq_project_scope_key</text:span>).</text:p>
        </text:list-item>
        <text:list-item>
          <text:p text:style-name="P19">Pro Projekt/LanguageCode darf es max. eine aktive (nicht gelöschte) Sprache geben.</text:p>
        </text:list-item>
        <text:list-item>
          <text:p text:style-name="P19">Bundle-Referenzen sind FK-geschützt (<text:span text:style-name="Source_20_Text">ON DELETE RESTRICT</text:span>), daher müssen Bundles vor Sprache-Purge gelöscht werden.</text:p>
        </text:list-item>
      </text:list>
      <text:p text:style-name="Text_20_body"/>
      <text:h text:style-name="Heading_20_1" text:outline-level="1">6. REST-API Spezifikation (Basis: <text:span text:style-name="Source_20_Text">/api/v1</text:span>)</text:h>
      <text:h text:style-name="Heading_20_2" text:outline-level="2">Projekte</text:h>
      <text:list xml:id="list2667142766256042226" text:style-name="L20">
        <text:list-item>
          <text:p text:style-name="P20"><text:span text:style-name="Source_20_Text">POST /projects</text:span> – Projekt anlegen</text:p>
        </text:list-item>
        <text:list-item>
          <text:p text:style-name="P20"><text:span text:style-name="Source_20_Text">GET /projects</text:span> – Projekte listen</text:p>
        </text:list-item>
        <text:list-item>
          <text:p text:style-name="P20"><text:span text:style-name="Source_20_Text">GET /projects/{projectKey}</text:span> – Projekt lesen</text:p>
        </text:list-item>
      </text:list>
      <text:h text:style-name="Heading_20_2" text:outline-level="2">Language Settings</text:h>
      <text:list xml:id="list6880628792799843308" text:style-name="L21">
        <text:list-item>
          <text:p text:style-name="P21"><text:span text:style-name="Source_20_Text">GET /{projectKey}/language-settings</text:span> – Default/Fallback lesen</text:p>
        </text:list-item>
        <text:list-item>
          <text:p text:style-name="P21"><text:span text:style-name="Source_20_Text">PUT /{projectKey}/language-settings</text:span> – Default/Fallback setzen (mit <text:span text:style-name="Source_20_Text">expectedVersion</text:span>)</text:p>
        </text:list-item>
      </text:list>
      <text:h text:style-name="Heading_20_2" text:outline-level="2"><text:soft-page-break/>Sprachen</text:h>
      <text:list xml:id="list5247188802085761868" text:style-name="L22">
        <text:list-item>
          <text:p text:style-name="P22"><text:span text:style-name="Source_20_Text">POST /{projectKey}/languages</text:span> – Sprache anlegen</text:p>
        </text:list-item>
        <text:list-item>
          <text:p text:style-name="P22"><text:span text:style-name="Source_20_Text">GET /{projectKey}/languages?view=active|all|deleted</text:span> – Sprachen listen</text:p>
        </text:list-item>
        <text:list-item>
          <text:p text:style-name="P22"><text:span text:style-name="Source_20_Text">GET /{projectKey}/languages/{languageCode}</text:span> – Sprache lesen</text:p>
        </text:list-item>
        <text:list-item>
          <text:p text:style-name="P22"><text:span text:style-name="Source_20_Text">PUT /{projectKey}/languages/{languageCode}</text:span> – Sprache ändern (mit <text:span text:style-name="Source_20_Text">expectedVersion</text:span>)</text:p>
        </text:list-item>
        <text:list-item>
          <text:p text:style-name="P22"><text:span text:style-name="Source_20_Text">DELETE /{projectKey}/languages/{languageCode}</text:span> – Soft-Delete</text:p>
        </text:list-item>
        <text:list-item>
          <text:p text:style-name="P22"><text:span text:style-name="Source_20_Text">POST /{projectKey}/languages/{languageCode}/restore</text:span> – Restore (Papierkorb)</text:p>
        </text:list-item>
        <text:list-item>
          <text:p text:style-name="P22"><text:span text:style-name="Source_20_Text">DELETE /{projectKey}/languages/{languageCode}/purge?force=false|true</text:span> – Hard delete</text:p>
        </text:list-item>
      </text:list>
      <text:h text:style-name="Heading_20_2" text:outline-level="2">Bundles</text:h>
      <text:list xml:id="list2916933001745336615" text:style-name="L23">
        <text:list-item>
          <text:p text:style-name="P23"><text:span text:style-name="Source_20_Text">POST /{projectKey}/languages/{languageCode}/bundle</text:span> – Upload (multipart <text:span text:style-name="Source_20_Text">file</text:span>)</text:p>
        </text:list-item>
        <text:list-item>
          <text:p text:style-name="P23"><text:span text:style-name="Source_20_Text">GET /{projectKey}/languages/{languageCode}/bundle</text:span> – Download aktuelles Bundle (ETag)</text:p>
        </text:list-item>
        <text:list-item>
          <text:p text:style-name="P23"><text:span text:style-name="Source_20_Text">GET /{projectKey}/languages/{languageCode}/bundle/version/{n}</text:span> – Download Version (ETag)</text:p>
        </text:list-item>
        <text:list-item>
          <text:p text:style-name="P23"><text:span text:style-name="Source_20_Text">GET /{projectKey}/languages/{languageCode}/bundle/meta</text:span> – Meta aktuelles Bundle</text:p>
        </text:list-item>
        <text:list-item>
          <text:p text:style-name="P23"><text:span text:style-name="Source_20_Text">GET /{projectKey}/languages/{languageCode}/bundle/version/{n}/meta</text:span> – Meta Version</text:p>
        </text:list-item>
        <text:list-item>
          <text:p text:style-name="P23"><text:span text:style-name="Source_20_Text">GET /{projectKey}/languages/{languageCode}/bundle/versions</text:span> – Versionsliste</text:p>
        </text:list-item>
        <text:list-item>
          <text:p text:style-name="P23"><text:span text:style-name="Source_20_Text">POST /{projectKey}/languages/{languageCode}/bundle/rollback/{n}</text:span> – Rollback</text:p>
        </text:list-item>
        <text:list-item>
          <text:p text:style-name="P23"><text:span text:style-name="Source_20_Text">GET /{projectKey}/languages/{languageCode}/bundle/diff?from=a&amp;to=b</text:span> – Diff</text:p>
        </text:list-item>
        <text:list-item>
          <text:p text:style-name="P23"><text:span text:style-name="Source_20_Text">DELETE /{projectKey}/languages/{languageCode}/bundle</text:span> – Bundle komplett löschen (inkl. Versionshistorie)</text:p>
        </text:list-item>
      </text:list>
      <text:h text:style-name="Heading_20_2" text:outline-level="2">Runtime Translations</text:h>
      <text:list xml:id="list6816456705635741585" text:style-name="L24">
        <text:list-item>
          <text:p text:style-name="P24"><text:span text:style-name="Source_20_Text">GET /{projectKey}/translations/{languageCode}</text:span> – Bundle/Keys/Prefix abrufen (offen)</text:p>
        </text:list-item>
      </text:list>
      <text:h text:style-name="Heading_20_2" text:outline-level="2">Audit</text:h>
      <text:list xml:id="list4934646255519082256" text:style-name="L25">
        <text:list-item>
          <text:p text:style-name="P25"><text:span text:style-name="Source_20_Text">GET /{projectKey}/audit-logs?limit=100&amp;entityType=...&amp;entityKey=...</text:span> – Auditliste</text:p>
        </text:list-item>
      </text:list>
      <text:h text:style-name="Heading_20_1" text:outline-level="1"><text:soft-page-break/>7. DTOs / Beispiel-Payloads</text:h>
      <text:h text:style-name="Heading_20_2" text:outline-level="2">7.1 Projekt: Create Request</text:h>
      <text:p text:style-name="P37"><text:span text:style-name="Source_20_Text">{ "projectKey": "portal", "displayName": "Portal" }</text:span></text:p>
      <text:h text:style-name="Heading_20_2" text:outline-level="2">7.2 Sprache: Create Request</text:h>
      <text:p text:style-name="P37"><text:span text:style-name="Source_20_Text">{ "name": "Deutsch", "languageCode": "de-DE" }</text:span></text:p>
      <text:h text:style-name="Heading_20_2" text:outline-level="2">7.3 Sprache: Update Request (Optimistic Lock)</text:h>
      <text:p text:style-name="P37"><text:span text:style-name="Source_20_Text">{ "name": "Deutsch (formal)", "active": true, "expectedVersion": 0 }</text:span></text:p>
      <text:h text:style-name="Heading_20_2" text:outline-level="2">7.4 Language Settings: Update Request</text:h>
      <text:p text:style-name="P37"><text:span text:style-name="Source_20_Text">{ "defaultLanguageCode": "de-DE", "fallbackLanguageCode": "en-GB", "expectedVersion": 0 }</text:span></text:p>
      <text:h text:style-name="Heading_20_2" text:outline-level="2">7.5 Bundle: Beispiel JSON Datei</text:h>
      <text:p text:style-name="P37"><text:span text:style-name="Source_20_Text">{ "HOME.TITLE": "Willkommen", "HOME.LOGIN": "Anmelden", "COMMON.CANCEL": "Abbrechen" }</text:span></text:p>
      <text:h text:style-name="Heading_20_2" text:outline-level="2">7.6 Runtime Translations: Response (keys)</text:h>
      <text:p text:style-name="P36"><text:span text:style-name="Source_20_Text">{</text:span></text:p>
      <text:p text:style-name="P36"><text:span text:style-name="Source_20_Text"><text:s text:c="2"/>"projectKey": "portal",</text:span></text:p>
      <text:p text:style-name="P36"><text:span text:style-name="Source_20_Text"><text:s text:c="2"/>"requestedLanguageCode": "de-DE",</text:span></text:p>
      <text:p text:style-name="P36"><text:span text:style-name="Source_20_Text"><text:s text:c="2"/>"resolvedLanguageCode": "de-DE",</text:span></text:p>
      <text:p text:style-name="P36"><text:span text:style-name="Source_20_Text"><text:s text:c="2"/>"fallbackLanguageCode": "en-GB",</text:span></text:p>
      <text:p text:style-name="P36"><text:span text:style-name="Source_20_Text"><text:s text:c="2"/>"values": { "HOME.LOGIN": "Anmelden", "COMMON.CANCEL": "Abbrechen" },</text:span></text:p>
      <text:p text:style-name="P36"><text:span text:style-name="Source_20_Text"><text:s text:c="2"/>"missingKeys": [],</text:span></text:p>
      <text:p text:style-name="P36"><text:span text:style-name="Source_20_Text"><text:s text:c="2"/>"warnings": []</text:span></text:p>
      <text:p text:style-name="P37"><text:span text:style-name="Source_20_Text">}</text:span></text:p>
      <text:h text:style-name="Heading_20_1" text:outline-level="1">8. Caching (SOLL)</text:h>
      <text:h text:style-name="Heading_20_2" text:outline-level="2">8.1 Ziele</text:h>
      <text:p text:style-name="Text_20_body">Reduktion von DB-Last und Latenz bei häufigen Runtime-Reads (<text:span text:style-name="Source_20_Text">/translations/*</text:span>).</text:p>
      <text:h text:style-name="Heading_20_2" text:outline-level="2">8.2 Was wird gecacht?</text:h>
      <text:list xml:id="list5022910061530974589" text:style-name="L26">
        <text:list-item>
          <text:p text:style-name="P26">Pro <text:span text:style-name="Source_20_Text">projectKey</text:span> und <text:span text:style-name="Source_20_Text">languageCode</text:span> wird das Bundle als Map im Speicher gehalten.</text:p>
        </text:list-item>
        <text:list-item>
          <text:p text:style-name="P26">Cache-Entry ist an <text:span text:style-name="Source_20_Text">sha256</text:span> gebunden (ändert sich das Bundle, wird neu geladen).</text:p>
        </text:list-item>
      </text:list>
      <text:h text:style-name="Heading_20_2" text:outline-level="2"/>
      <text:h text:style-name="P35" text:outline-level="2">8.3 TTL / Grenzen</text:h>
      <text:list xml:id="list652672645982081797" text:style-name="L27">
        <text:list-item>
          <text:p text:style-name="P27">Standard: TTL 300 Sekunden (konfigurierbar).</text:p>
        </text:list-item>
        <text:list-item>
          <text:p text:style-name="P27">Max Entries: 2000 (konfigurierbar).</text:p>
        </text:list-item>
      </text:list>
      <text:h text:style-name="Heading_20_2" text:outline-level="2">8.4 Invalidation (MUSS, falls Cache aktiv)</text:h>
      <text:list xml:id="list50141672872972909" text:style-name="L28">
        <text:list-item>
          <text:p text:style-name="P28">Nach Bundle Upload, Rollback oder Delete wird der Cache für die betroffene Sprache invalidiert.</text:p>
        </text:list-item>
        <text:list-item>
          <text:p text:style-name="P28">Bei Purge einer Sprache wird ebenfalls invalidiert.</text:p>
        </text:list-item>
      </text:list>
      <text:p text:style-name="Text_20_body"/>
      <text:h text:style-name="Heading_20_1" text:outline-level="1">9. Fehlerformat (SOLL)</text:h>
      <text:h text:style-name="Heading_20_2" text:outline-level="2">9.1 Einheitliches ProblemDetail</text:h>
      <text:p text:style-name="Text_20_body">Der Service nutzt Spring ProblemDetail als Fehlerformat (Content-Type: <text:span text:style-name="Source_20_Text">application/problem+json</text:span>). Typische Felder:</text:p>
      <text:list xml:id="list6824441964303489028" text:style-name="L29">
        <text:list-item>
          <text:p text:style-name="P29"><text:span text:style-name="Source_20_Text">status</text:span>, <text:span text:style-name="Source_20_Text">title</text:span>, <text:span text:style-name="Source_20_Text">detail</text:span></text:p>
        </text:list-item>
        <text:list-item>
          <text:p text:style-name="P29">zusätzliche Properties: <text:span text:style-name="Source_20_Text">requestId</text:span>, <text:span text:style-name="Source_20_Text">actor</text:span></text:p>
        </text:list-item>
      </text:list>
      <text:p text:style-name="Text_20_body">Typische HTTP-Statuscodes:</text:p>
      <text:list xml:id="list1846656305758009352" text:style-name="L30">
        <text:list-item>
          <text:p text:style-name="P30">400 Bad Request (Validation/IllegalArgumentException)</text:p>
        </text:list-item>
        <text:list-item>
          <text:p text:style-name="P30">404 Not Found (z. B. Projekt/Sprache/Bundle nicht gefunden)</text:p>
        </text:list-item>
        <text:list-item>
          <text:p text:style-name="P30">409 Conflict (Version conflict, Duplicate, Concurrent upload)</text:p>
        </text:list-item>
        <text:list-item>
          <text:p text:style-name="P30">401 Unauthorized (wenn Admin API-Key aktiviert und fehlt/ungültig)</text:p>
        </text:list-item>
      </text:list>
      <text:p text:style-name="Text_20_body"/>
      <text:h text:style-name="Heading_20_1" text:outline-level="1">10. Pagination &amp; Sort (SOLL)</text:h>
      <text:h text:style-name="Heading_20_1" text:outline-level="1">10.1 Standard</text:h>
      <text:list xml:id="list2497967439394607566" text:style-name="L31">
        <text:list-item>
          <text:p text:style-name="P31">Im MVP gibt es kein allgemeines Paging für Listen-Endpunkte.</text:p>
        </text:list-item>
        <text:list-item>
          <text:p text:style-name="P31"><text:span text:style-name="Source_20_Text">/audit-logs</text:span> bietet <text:span text:style-name="Source_20_Text">limit</text:span> (1..500) und sortiert absteigend nach <text:span text:style-name="Source_20_Text">occurredAt</text:span>.</text:p>
        </text:list-item>
        <text:list-item>
          <text:p text:style-name="P31">Sprachen/Projekte werden serverseitig stabil sortiert (z. B. nach <text:span text:style-name="Source_20_Text">languageCode</text:span>).</text:p>
        </text:list-item>
      </text:list>
      <text:p text:style-name="Text_20_body"/>
      <text:h text:style-name="Heading_20_1" text:outline-level="1"/>
      <text:h text:style-name="P38" text:outline-level="1">11. Abnahmekriterien (Auszug)</text:h>
      <text:list xml:id="list6432453995659014661" text:style-name="L32">
        <text:list-item>
          <text:p text:style-name="P32">Projekt kann angelegt und gelesen werden; <text:span text:style-name="Source_20_Text">projectKey</text:span> wird validiert.</text:p>
        </text:list-item>
        <text:list-item>
          <text:p text:style-name="P32">Sprachen können angelegt, gelistet, aktualisiert, soft-gelöscht, restored und gepurged werden (Constraints für Default/Fallback greifen).</text:p>
        </text:list-item>
        <text:list-item>
          <text:p text:style-name="P32">Bundles können als JSON hochgeladen und heruntergeladen werden; ETag/If-None-Match liefert 304 wenn passend.</text:p>
        </text:list-item>
        <text:list-item>
          <text:p text:style-name="P32">Runtime-Translations liefern Werte für full/keys/prefix; Default-/Fallback-Logik funktioniert; max. 500 Keys werden erzwungen.</text:p>
        </text:list-item>
        <text:list-item>
          <text:p text:style-name="P32">Audit-Log wird bei Änderungen geschrieben und kann gefiltert abgerufen werden.</text:p>
        </text:list-item>
        <text:list-item>
          <text:p text:style-name="P32">Docker Compose Start funktioniert (MariaDB + Service), Health Endpoint ist erreichbar.</text:p>
        </text:list-item>
      </text:list>
      <text:p text:style-name="Text_20_body"/>
      <text:h text:style-name="Heading_20_1" text:outline-level="1">12. MUSS / SOLL / KANN 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MUSS</text:p>
            </table:table-cell>
            <table:table-cell table:style-name="Tabelle1.A1" office:value-type="string">
              <text:p text:style-name="Table_20_Heading">SOLL</text:p>
            </table:table-cell>
            <table:table-cell table:style-name="Tabelle1.A1" office:value-type="string">
              <text:p text:style-name="Table_20_Heading">KANN</text:p>
            </table:table-cell>
          </table:table-row>
        </table:table-header-rows>
        <table:table-row>
          <table:table-cell table:style-name="Tabelle1.A1" office:value-type="string">
            <text:p text:style-name="Table_20_Contents">Projekt</text:p>
          </table:table-cell>
          <table:table-cell table:style-name="Tabelle1.A1" office:value-type="string">
            <text:p text:style-name="Table_20_Contents">Create/Get/List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Sprachen</text:p>
          </table:table-cell>
          <table:table-cell table:style-name="Tabelle1.A1" office:value-type="string">
            <text:p text:style-name="Table_20_Contents">CRUD + Soft-Delete/Restore/Purge</text:p>
          </table:table-cell>
          <table:table-cell table:style-name="Tabelle1.A1" office:value-type="string">
            <text:p text:style-name="Table_20_Contents">Views (active/all/deleted)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Language Settings</text:p>
          </table:table-cell>
          <table:table-cell table:style-name="Tabelle1.A1" office:value-type="string">
            <text:p text:style-name="Table_20_Contents">Default/Fallback + Optimistic Lock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Bundles</text:p>
          </table:table-cell>
          <table:table-cell table:style-name="Tabelle1.A1" office:value-type="string">
            <text:p text:style-name="Table_20_Contents">Upload/Download JSON</text:p>
          </table:table-cell>
          <table:table-cell table:style-name="Tabelle1.A1" office:value-type="string">
            <text:p text:style-name="Table_20_Contents">Versioning/Rollback/Diff</text:p>
          </table:table-cell>
          <table:table-cell table:style-name="Tabelle1.A1" office:value-type="string">
            <text:p text:style-name="Table_20_Contents">Weitere Formate (YAML etc.)</text:p>
          </table:table-cell>
        </table:table-row>
        <table:table-row>
          <table:table-cell table:style-name="Tabelle1.A1" office:value-type="string">
            <text:p text:style-name="Table_20_Contents">Runtime Translations</text:p>
          </table:table-cell>
          <table:table-cell table:style-name="Tabelle1.A1" office:value-type="string">
            <text:p text:style-name="Table_20_Contents">full/keys/prefix + Default/Fallback</text:p>
          </table:table-cell>
          <table:table-cell table:style-name="Tabelle1.A1" office:value-type="string">
            <text:p text:style-name="Table_20_Contents">Caching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Audit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Audit Log + Filter</text:p>
          </table:table-cell>
          <table:table-cell table:style-name="Tabelle1.A1" office:value-type="string">
            <text:p text:style-name="Table_20_Contents">–</text:p>
          </table:table-cell>
        </table:table-row>
        <table:table-row>
          <table:table-cell table:style-name="Tabelle1.A1" office:value-type="string">
            <text:p text:style-name="Table_20_Contents">Security</text:p>
          </table:table-cell>
          <table:table-cell table:style-name="Tabelle1.A1" office:value-type="string">
            <text:p text:style-name="Table_20_Contents">–</text:p>
          </table:table-cell>
          <table:table-cell table:style-name="Tabelle1.A1" office:value-type="string">
            <text:p text:style-name="Table_20_Contents">API-Key Filter (minimal)</text:p>
          </table:table-cell>
          <table:table-cell table:style-name="Tabelle1.A1" office:value-type="string">
            <text:p text:style-name="Table_20_Contents">Spring Security / IAM (später)</text:p>
          </table:table-cell>
        </table:table-row>
      </table:table>
      <text:p text:style-name="Horizontal_20_Line"/>
      <text:h text:style-name="Heading_20_1" text:outline-level="1">13. Backlog / optionale Erweiterungen (Auszug)</text:h>
      <text:list xml:id="list4844366363636784013" text:style-name="L33">
        <text:list-item>
          <text:p text:style-name="P33">Integration Spring Security + JWT/OAuth (Rollen/Rechte statt API-Key).</text:p>
        </text:list-item>
        <text:list-item>
          <text:p text:style-name="P33">Unterstützung weiterer Bundle-Formate (YAML, i18next, ICU MessageFormat).</text:p>
        </text:list-item>
        <text:list-item>
          <text:p text:style-name="P33">Mehrstufige Fallback-Ketten und Regional-Fallback (z. B. <text:span text:style-name="Source_20_Text">de-CH -&gt; de-DE -&gt; en-GB</text:span>).</text:p>
        </text:list-item>
        <text:list-item>
          <text:p text:style-name="P33">API für „Missing Keys“ Reporting/Export (QA für Übersetzungen).</text:p>
        </text:list-item>
        <text:list-item>
          <text:p text:style-name="P33">Streaming/Compression für sehr große Bundles (ETag + gzip).</text:p>
        </text:list-item>
        <text:list-item>
          <text:p text:style-name="P33">Aufräum-Jobs für nicht mehr referenzierte Bundle-Dateien (Storage Hygiene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6T11:06:50.58</meta:creation-date>
    <meta:document-statistic meta:table-count="1" meta:image-count="0" meta:object-count="0" meta:page-count="10" meta:paragraph-count="241" meta:word-count="1658" meta:character-count="13930"/>
    <dc:date>2026-02-16T11:36:55.91</dc:date>
    <dc:creator>Thomas Meyer</dc:creator>
    <meta:editing-duration>PT14M54S</meta:editing-duration>
    <meta:editing-cycles>1</meta:editing-cycles>
    <meta:generator>OpenOffice/4.1.15$Win32 OpenOffice.org_project/4115m2$Build-9813</meta:generator>
  </office:meta>
</office:document-meta>
</file>